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a35" officeooo:paragraph-rsid="001daa35"/>
    </style:style>
    <style:style style:name="P2" style:family="paragraph" style:parent-style-name="Standard">
      <style:text-properties fo:font-weight="bold" officeooo:rsid="001daa35" officeooo:paragraph-rsid="001daa35" style:font-weight-asian="bold" style:font-weight-complex="bold"/>
    </style:style>
    <style:style style:name="P3" style:family="paragraph" style:parent-style-name="Standard">
      <style:text-properties fo:font-weight="normal" officeooo:rsid="001daa35" officeooo:paragraph-rsid="001daa35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daa35" officeooo:paragraph-rsid="001daa35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b3185" officeooo:paragraph-rsid="000b3185" style:font-weight-asian="normal" style:font-weight-complex="normal"/>
    </style:style>
    <style:style style:name="P6" style:family="paragraph" style:parent-style-name="Standard" style:list-style-name="L1">
      <style:text-properties fo:font-weight="bold" officeooo:rsid="001daa35" officeooo:paragraph-rsid="001daa35" style:font-weight-asian="bold" style:font-weight-complex="bold"/>
    </style:style>
    <style:style style:name="P7" style:family="paragraph" style:parent-style-name="Standard" style:list-style-name="L1">
      <style:text-properties fo:font-weight="bold" officeooo:rsid="000b3185" officeooo:paragraph-rsid="000b318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0b318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Command Name</text:span> – <text:span text:style-name="T5">3Term</text:span></text:p>
      <text:p text:style-name="P2"/>
      <text:p text:style-name="P1"><text:span text:style-name="T1">Function –</text:span> <text:span text:style-name="T5">opens 3 new terminal windows</text:span></text:p>
      <text:p text:style-name="P1"/>
      <text:p text:style-name="P2">Algorithm <text:span text:style-name="T2">- </text:span></text:p>
      <text:p text:style-name="P3"/>
      <text:list xml:id="list1709846564" text:style-name="L1">
        <text:list-item>
          <text:p text:style-name="P4">Start</text:p>
        </text:list-item>
        <text:list-item>
          <text:p text:style-name="P5">Open first terminal window</text:p>
        </text:list-item>
        <text:list-item>
          <text:p text:style-name="P5">Open second terminal window</text:p>
        </text:list-item>
        <text:list-item>
          <text:p text:style-name="P7"><text:span text:style-name="T2">Open third terminal window</text:span></text:p>
        </text:list-item>
        <text:list-item>
          <text:p text:style-name="P6"><text:span text:style-name="T4">Stop</text:span><text:span text:style-name="T2"> </text:span></text:p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0:55:16.097676577</meta:creation-date>
    <dc:date>2018-10-20T10:56:40.499689102</dc:date>
    <meta:editing-duration>PT1M25S</meta:editing-duration>
    <meta:editing-cycles>1</meta:editing-cycles>
    <meta:document-statistic meta:table-count="0" meta:image-count="0" meta:object-count="0" meta:page-count="1" meta:paragraph-count="8" meta:word-count="30" meta:character-count="170" meta:non-whitespace-character-count="149"/>
    <meta:generator>LibreOffice/6.0.6.2$Linux_X86_64 LibreOffice_project/00m0$Build-2</meta:generator>
  </office:meta>
</office:document-meta>
</file>